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YS Text" svg:font-family="'YS Text', 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333333" style:font-name="YS Text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YS Text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YS Text" fo:font-size="12pt" fo:letter-spacing="normal" fo:font-style="normal" fo:font-weight="bold"/>
    </style:style>
    <style:style style:name="T4" style:family="text">
      <style:text-properties fo:font-variant="normal" fo:text-transform="none" fo:color="#333333" style:font-name="YS Text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style:font-name="YS Text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333333" fo:letter-spacing="normal"/>
    </style:style>
    <style:style style:name="T7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8" style:family="text">
      <style:text-properties fo:font-variant="normal" fo:text-transform="none" fo:color="#333333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333333" fo:font-size="14pt" fo:letter-spacing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333333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Билет номер №6</text:p>
      <text:p text:style-name="P2"/>
      <text:p text:style-name="P2"/>
      <text:p text:style-name="P2"/>
      <text:p text:style-name="P2"/>
      <text:p text:style-name="P2">1)<text:span text:style-name="T10">Существует 2 подхода при определении количества информации </text:span><text:span text:style-name="T11">– </text:span><text:span text:style-name="T10">содержательный и алфавитный. Содержательный применяется для измерения информации, используемой человеком, а алфавитный – компьютером. Компьютер не понимает смысла информации, поэтому для её измерения нужен другой подход. Информация передаётся с помощью сигналов.</text:span></text:p>
      <text:p text:style-name="P2"><text:span text:style-name="T10"/></text:p>
      <text:p text:style-name="P2"><text:span text:style-name="T10"/></text:p>
      <text:p text:style-name="P1"><text:span text:style-name="T10">Здание №2</text:span></text:p>
      <text:p text:style-name="P1"><text:span text:style-name="T10"/></text:p>
      <text:p text:style-name="P1"><draw:ellipse text:anchor-type="paragraph" draw:z-index="0" draw:style-name="gr1" draw:text-style-name="P3" svg:width="3.721cm" svg:height="3.391cm" svg:x="7.177cm" svg:y="4.914cm"><text:p text:style-name="P3">Оброзоват</text:p><text:p text:style-name="P3">процесс</text:p></draw:ellipse><draw:ellipse text:anchor-type="paragraph" draw:z-index="1" draw:style-name="gr1" draw:text-style-name="P3" svg:width="2.232cm" svg:height="1.959cm" svg:x="7.564cm" svg:y="1.552cm"><text:p text:style-name="P3">уроки</text:p></draw:ellipse><draw:ellipse text:anchor-type="paragraph" draw:z-index="2" draw:style-name="gr1" draw:text-style-name="P3" svg:width="2.012cm" svg:height="2.123cm" svg:x="11.201cm" svg:y="1.937cm"><text:p text:style-name="P3">Домашние </text:p><text:p text:style-name="P3">задание</text:p></draw:ellipse><draw:ellipse text:anchor-type="paragraph" draw:z-index="3" draw:style-name="gr1" draw:text-style-name="P3" svg:width="2.647cm" svg:height="2.758cm" svg:x="12.607cm" svg:y="4.886cm"><text:p text:style-name="P3">Совмост</text:p><text:p text:style-name="P3">изысканий</text:p></draw:ellipse><draw:ellipse text:anchor-type="paragraph" draw:z-index="4" draw:style-name="gr1" draw:text-style-name="P3" svg:width="3.363cm" svg:height="2.811cm" svg:x="3.209cm" svg:y="2.709cm"><text:p text:style-name="P3">Путешествие</text:p><text:p text:style-name="P3"/></draw:ellipse><draw:ellipse text:anchor-type="paragraph" draw:z-index="5" draw:style-name="gr1" draw:text-style-name="P3" svg:width="3.336cm" svg:height="2.647cm" svg:x="2.574cm" svg:y="6.981cm"><text:p text:style-name="P3">Музеи,</text:p><text:p text:style-name="P3">тетры</text:p></draw:ellipse><draw:ellipse text:anchor-type="paragraph" draw:z-index="6" draw:style-name="gr1" draw:text-style-name="P3" svg:width="3.17cm" svg:height="2.894cm" svg:x="5.909cm" svg:y="9.627cm"><text:p text:style-name="P3">Интернет</text:p><text:p text:style-name="P3"/></draw:ellipse><draw:ellipse text:anchor-type="paragraph" draw:z-index="7" draw:style-name="gr1" draw:text-style-name="P3" svg:width="3.611cm" svg:height="2.867cm" svg:x="10.73cm" svg:y="8.304cm"><text:p text:style-name="P3">Чтение</text:p><text:p text:style-name="P3">книг</text:p></draw:ellipse><draw:line text:anchor-type="paragraph" draw:z-index="8" draw:style-name="gr2" draw:text-style-name="P3" svg:x1="5.689cm" svg:y1="2.902cm" svg:x2="7.564cm" svg:y2="2.378cm"><text:p/></draw:line><draw:line text:anchor-type="paragraph" draw:z-index="9" draw:style-name="gr2" draw:text-style-name="P3" svg:x1="6.57cm" svg:y1="3.701cm" svg:x2="7.893cm" svg:y2="3.205cm"><text:p/></draw:line><draw:line text:anchor-type="paragraph" draw:z-index="10" draw:style-name="gr2" draw:text-style-name="P3" svg:x1="9.795cm" svg:y1="2.406cm" svg:x2="11.338cm" svg:y2="2.626cm"><text:p/></draw:line><draw:line text:anchor-type="paragraph" draw:z-index="11" draw:style-name="gr2" draw:text-style-name="P3" svg:x1="9.603cm" svg:y1="2.985cm" svg:x2="11.367cm" svg:y2="3.205cm"><text:p/></draw:line><draw:line text:anchor-type="paragraph" draw:z-index="12" draw:style-name="gr2" draw:text-style-name="P3" svg:x1="12.495cm" svg:y1="4.059cm" svg:x2="12.964cm" svg:y2="5.382cm"><text:p/></draw:line><draw:line text:anchor-type="paragraph" draw:z-index="13" draw:style-name="gr2" draw:text-style-name="P3" svg:x1="12.991cm" svg:y1="3.535cm" svg:x2="13.571cm" svg:y2="5.272cm"><text:p/></draw:line><draw:line text:anchor-type="paragraph" draw:z-index="14" draw:style-name="gr2" draw:text-style-name="P3" svg:x1="13.323cm" svg:y1="7.283cm" svg:x2="12.771cm" svg:y2="8.468cm"><text:p/></draw:line><draw:line text:anchor-type="paragraph" draw:z-index="15" draw:style-name="gr2" draw:text-style-name="P3" svg:x1="13.984cm" svg:y1="7.643cm" svg:x2="13.598cm" svg:y2="8.8cm"><text:p/></draw:line><draw:line text:anchor-type="paragraph" draw:z-index="16" draw:style-name="gr2" draw:text-style-name="P3" svg:x1="8.858cm" svg:y1="10.427cm" svg:x2="10.869cm" svg:y2="9.848cm"><text:p/></draw:line><draw:line text:anchor-type="paragraph" draw:z-index="17" draw:style-name="gr2" draw:text-style-name="P3" svg:x1="9.079cm" svg:y1="11.225cm" svg:x2="11.227cm" svg:y2="10.481cm"><text:p/></draw:line><draw:line text:anchor-type="paragraph" draw:z-index="18" draw:style-name="gr2" draw:text-style-name="P3" svg:x1="4.861cm" svg:y1="9.433cm" svg:x2="6.433cm" svg:y2="10.618cm"><text:p/></draw:line><draw:line text:anchor-type="paragraph" draw:z-index="19" draw:style-name="gr2" draw:text-style-name="P3" svg:x1="5.523cm" svg:y1="8.909cm" svg:x2="7.37cm" svg:y2="10.011cm"><text:p/></draw:line><draw:line text:anchor-type="paragraph" draw:z-index="20" draw:style-name="gr2" draw:text-style-name="P3" svg:x1="4.64cm" svg:y1="5.519cm" svg:x2="4.42cm" svg:y2="6.981cm"><text:p/></draw:line><draw:line text:anchor-type="paragraph" draw:z-index="21" draw:style-name="gr2" draw:text-style-name="P3" svg:x1="5.523cm" svg:y1="5.135cm" svg:x2="5.248cm" svg:y2="7.119cm"><text:p/></draw:lin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YS Text" svg:font-family="'YS Text', 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18T12:49:40.89</meta:creation-date>
    <meta:document-statistic meta:table-count="0" meta:image-count="0" meta:object-count="0" meta:page-count="1" meta:paragraph-count="3" meta:word-count="44" meta:character-count="349"/>
    <dc:date>2022-04-18T13:11:03.06</dc:date>
    <meta:editing-duration>PT5M56S</meta:editing-duration>
    <meta:editing-cycles>1</meta:editing-cycles>
    <meta:generator>OpenOffice/4.1.7$Win32 OpenOffice.org_project/417m1$Build-9800</meta:generator>
  </office:meta>
</office:document-meta>
</file>